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 style:master-page-name="Standard">
      <style:paragraph-properties fo:text-align="end" style:justify-single-word="false" style:page-number="auto"/>
      <style:text-properties fo:language="pt" fo:country="BR" officeooo:paragraph-rsid="001e5f13"/>
    </style:style>
    <style:style style:name="P2" style:family="paragraph" style:parent-style-name="Text_20_body">
      <style:text-properties fo:language="pt" fo:country="BR"/>
    </style:style>
    <style:style style:name="P3" style:family="paragraph" style:parent-style-name="Text_20_body">
      <style:text-properties fo:language="pt" fo:country="BR" officeooo:paragraph-rsid="002d79ad"/>
    </style:style>
    <style:style style:name="P4" style:family="paragraph" style:parent-style-name="Text_20_body">
      <style:text-properties fo:language="pt" fo:country="BR" officeooo:paragraph-rsid="00211b3e"/>
    </style:style>
    <style:style style:name="P5" style:family="paragraph" style:parent-style-name="Text_20_body">
      <style:text-properties fo:language="pt" fo:country="BR" officeooo:rsid="0023ea31" officeooo:paragraph-rsid="0024844c"/>
    </style:style>
    <style:style style:name="P6" style:family="paragraph" style:parent-style-name="Text_20_body">
      <style:text-properties fo:language="pt" fo:country="BR" officeooo:rsid="0023ea31" officeooo:paragraph-rsid="0023ea31"/>
    </style:style>
    <style:style style:name="P7" style:family="paragraph" style:parent-style-name="Text_20_body">
      <style:text-properties fo:language="pt" fo:country="BR" officeooo:paragraph-rsid="0023ea31"/>
    </style:style>
    <style:style style:name="P8" style:family="paragraph" style:parent-style-name="Text_20_body">
      <style:text-properties fo:language="pt" fo:country="BR" officeooo:rsid="0024844c" officeooo:paragraph-rsid="0024844c"/>
    </style:style>
    <style:style style:name="P9" style:family="paragraph" style:parent-style-name="Text_20_body">
      <style:text-properties fo:language="pt" fo:country="BR" officeooo:paragraph-rsid="00255c77"/>
    </style:style>
    <style:style style:name="P10" style:family="paragraph" style:parent-style-name="Text_20_body" style:list-style-name="L3">
      <style:text-properties fo:language="pt" fo:country="BR" officeooo:rsid="002b45a1" officeooo:paragraph-rsid="002b45a1"/>
    </style:style>
    <style:style style:name="P11" style:family="paragraph" style:parent-style-name="Text_20_body">
      <style:text-properties fo:language="pt" fo:country="BR" officeooo:rsid="002ddfff" officeooo:paragraph-rsid="002ddfff"/>
    </style:style>
    <style:style style:name="P12" style:family="paragraph" style:parent-style-name="Text_20_body">
      <style:text-properties fo:language="pt" fo:country="BR" officeooo:rsid="002ddfff" officeooo:paragraph-rsid="00309c15"/>
    </style:style>
    <style:style style:name="P13" style:family="paragraph" style:parent-style-name="Text_20_body" style:list-style-name="L4">
      <style:text-properties fo:language="pt" fo:country="BR" officeooo:rsid="002ddfff" officeooo:paragraph-rsid="00309c15"/>
    </style:style>
    <style:style style:name="P14" style:family="paragraph" style:parent-style-name="Text_20_body">
      <style:text-properties fo:language="pt" fo:country="BR" officeooo:rsid="00309c15" officeooo:paragraph-rsid="00309c15"/>
    </style:style>
    <style:style style:name="P15" style:family="paragraph" style:parent-style-name="Text_20_body" style:list-style-name="L4">
      <style:text-properties fo:language="pt" fo:country="BR" officeooo:rsid="00309c15" officeooo:paragraph-rsid="00309c15"/>
    </style:style>
    <style:style style:name="P16" style:family="paragraph" style:parent-style-name="Text_20_body">
      <style:paragraph-properties fo:text-align="end" style:justify-single-word="false"/>
      <style:text-properties fo:language="pt" fo:country="BR" officeooo:rsid="0030c737" officeooo:paragraph-rsid="0030c737"/>
    </style:style>
    <style:style style:name="P17" style:family="paragraph" style:parent-style-name="Text_20_body">
      <style:text-properties fo:language="pt" fo:country="BR" officeooo:paragraph-rsid="00328b32"/>
    </style:style>
    <style:style style:name="P18" style:family="paragraph" style:parent-style-name="Text_20_body" style:list-style-name="L3">
      <style:text-properties fo:language="pt" fo:country="BR" officeooo:paragraph-rsid="00328b32"/>
    </style:style>
    <style:style style:name="P19" style:family="paragraph" style:parent-style-name="Heading_20_2">
      <style:text-properties fo:language="pt" fo:country="BR"/>
    </style:style>
    <style:style style:name="P20" style:family="paragraph" style:parent-style-name="Heading_20_1">
      <style:text-properties fo:language="pt" fo:country="BR"/>
    </style:style>
    <style:style style:name="P21" style:family="paragraph" style:parent-style-name="Heading_20_1">
      <style:paragraph-properties fo:text-align="start" style:justify-single-word="false"/>
      <style:text-properties fo:language="pt" fo:country="BR" officeooo:rsid="001f3ae6" officeooo:paragraph-rsid="001f3ae6"/>
    </style:style>
    <style:style style:name="P22" style:family="paragraph" style:parent-style-name="Header">
      <style:text-properties fo:language="pt" fo:country="BR"/>
    </style:style>
    <style:style style:name="P23" style:family="paragraph" style:parent-style-name="Footer">
      <style:text-properties fo:language="pt" fo:country="BR" officeooo:paragraph-rsid="001e5f13"/>
    </style:style>
    <style:style style:name="T1" style:family="text">
      <style:text-properties officeooo:rsid="002d582c"/>
    </style:style>
    <style:style style:name="T2" style:family="text">
      <style:text-properties fo:font-weight="bold" style:font-weight-asian="bold" style:font-weight-complex="bold"/>
    </style:style>
    <style:style style:name="T3" style:family="text">
      <style:text-properties fo:font-weight="bold" officeooo:rsid="0023ea31" style:font-weight-asian="bold" style:font-weight-complex="bold"/>
    </style:style>
    <style:style style:name="T4" style:family="text">
      <style:text-properties fo:font-weight="bold" officeooo:rsid="0024844c" style:font-weight-asian="bold" style:font-weight-complex="bold"/>
    </style:style>
    <style:style style:name="T5" style:family="text">
      <style:text-properties fo:font-weight="bold" officeooo:rsid="002b45a1" style:font-weight-asian="bold" style:font-weight-complex="bold"/>
    </style:style>
    <style:style style:name="T6" style:family="text">
      <style:text-properties fo:font-weight="bold" officeooo:rsid="002bc58b" style:font-weight-asian="bold" style:font-weight-complex="bold"/>
    </style:style>
    <style:style style:name="T7" style:family="text">
      <style:text-properties fo:font-weight="bold" officeooo:rsid="002ee80e"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b45a1" style:font-weight-asian="normal" style:font-weight-complex="normal"/>
    </style:style>
    <style:style style:name="T10" style:family="text">
      <style:text-properties fo:font-weight="normal" officeooo:rsid="002bc58b" style:font-weight-asian="normal" style:font-weight-complex="normal"/>
    </style:style>
    <style:style style:name="T11" style:family="text">
      <style:text-properties officeooo:rsid="001f3ae6"/>
    </style:style>
    <style:style style:name="T12" style:family="text">
      <style:text-properties officeooo:rsid="00211b3e"/>
    </style:style>
    <style:style style:name="T13" style:family="text">
      <style:text-properties officeooo:rsid="0023ea31"/>
    </style:style>
    <style:style style:name="T14" style:family="text">
      <style:text-properties officeooo:rsid="0024844c"/>
    </style:style>
    <style:style style:name="T15" style:family="text">
      <style:text-properties officeooo:rsid="00255c77"/>
    </style:style>
    <style:style style:name="T16" style:family="text">
      <style:text-properties officeooo:rsid="002b45a1"/>
    </style:style>
    <style:style style:name="T17" style:family="text">
      <style:text-properties officeooo:rsid="002ee80e"/>
    </style:style>
    <style:style style:name="T18" style:family="text">
      <style:text-properties officeooo:rsid="00309c15"/>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2bc58b"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agem de frequência de proteínas <text:span text:style-name="T1">com p&lt;0.05 em teste KruskalW</text:span> em diferentes combinações de amostras</text:p>
      <text:p text:style-name="P16">Henry Heberle</text:p>
      <text:p text:style-name="P16">São Carlos, 10 de março de 2016.</text:p>
      <text:h text:style-name="P21" text:outline-level="1">Descrição geral</text:h>
      <text:p text:style-name="P2"><text:tab/>Neste experimento o conjunto de dados da Romênia foi utilizado em um K-Fold (8-Fold) para que, em cada fold, fossem combinadas amostras de diversas maneiras. Em cada combinação de amostra, foi aplicado o teste estatístico Kruskal-Walis em cada gene, comparando-se seus valores de expressões nas 4 condições do problema.</text:p>
      <text:p text:style-name="P3"><text:tab/><text:span text:style-name="T11">Como cada fold é dividido em diversas combinações removendo-se 1 amostra de cada classe, considerando o train de 1 fold, que já tem o número de amostra reduzido em relação ao conjunto total. Contou-se o número de vezes que uma proteína apareceu, em cada fold, com p-valor &lt; 0,05 para o teste estatístico. Aproximadamente 3.136 diferentes combinações (8*7*7*8 amostras de cada classe) foram criadas em cada fold, ou seja, no máximo uma proteína terá contagem igual a 3.136. É importante ressaltar que o processo de divisão das Folds nem sempre gera conjunto de treinamento contendo 8+7+7+8 amostras, ele pode gerar algum conjunto com 7+7+7+8 amostras, por exemplo, derivando 2744 combinações.</text:span></text:p>
      <text:p text:style-name="P4"><text:tab/><text:span text:style-name="T12">O processo de teste das possíveis combinações removendo-se 1 amostra de cada classe é executado em cada 1 das 8 voltas do K-Fold (ver seção Conjunto de Dados). Em cada volta temos uma distribuição das frequências em cada gene, como um histograma de frequências. Como o processo é repetido 8 vezes, tem-se, então, 8 vetores que armazenam os valores de contagens (8 colunas na planilha, sendo as linhas os genes).</text:span></text:p>
      <text:p text:style-name="P4"><text:tab/><text:span text:style-name="T12">Para avaliar se distribuição da frequência de um gene nas 8 folds tem chances de ter ocorrido ao acaso, executou-se um teste permutando as amostras nas classes. Isto é, “um novo conjunto de dados” foi criado em cada loop do K-fold e as amostras foram embaralhadas </text:span><text:soft-page-break/><text:span text:style-name="T12">nas classes. Isto é, cada conjunto de treinamento (de 8) foi permutado. Executou-se o processo completo, como foi feito com o conjunto e dados original. No final, tem-se também uma matriz genes x folds que revela a frequência de cada gene em cada fold.</text:span></text:p>
      <text:p text:style-name="P4"><text:tab/><text:span text:style-name="T12">Com os dois resultados, calculados com os dados originais e permutados, executou-se, para cada gene, o teste de Wilcoxon não pareado, comparando-se a distribuição da frequência do respectivo gene nas 8 folds de cada tipo de dado (original e permutado). Por exemplo:</text:span></text:p>
      <text:p text:style-name="P4"/>
      <text:p text:style-name="P5"><text:s text:c="3"/><text:span text:style-name="T4">protein</text:span><text:span text:style-name="T14">: CON__P02769_ALB <text:s text:c="4"/></text:span></text:p>
      <text:p text:style-name="P6"><text:s text:c="3"/><text:span text:style-name="T2">original freq</text:span>: <text:s text:c="3"/>3136<text:tab/>2744<text:tab/>3136<text:tab/>3136<text:tab/>3136<text:tab/>3136<text:tab/>2744<text:tab/>3136</text:p>
      <text:p text:style-name="P6"><text:s text:c="3"/><text:span text:style-name="T2">permuted freq</text:span>: <text:s text:c="3"/>0<text:tab/>42<text:tab/>0<text:tab/>733<text:tab/>3<text:tab/>0<text:tab/>0<text:tab/>11</text:p>
      <text:p text:style-name="P7"><text:s text:c="3"/><text:span text:style-name="T3">p-value</text:span><text:span text:style-name="T13">: <text:s/>0.0006123768</text:span></text:p>
      <text:p text:style-name="P4"/>
      <text:p text:style-name="P8"><text:tab/>Dessa forma, tem-se uma garantia maior de que as frequências encontradas não foram resultado de p-valor &lt; 0,05 ao acaso, isto é, de fato, para este gene, há diferença entre as classes. Veja que, ao permutar amostras, não há mais diferença entre as classes, com exceção a 1 ocorrência na fold=4, em que a frequência do gene com p&lt;0,05 até foi alta: 733 vezes.</text:p>
      <text:p text:style-name="P9"><text:tab/><text:span text:style-name="T15">Vale lembrar que, talvez, o correto seria fazer o teste de aleatoriedade para, ainda, 10 repetições do processo de cros-validação. Isso porque as 8 folds são construídas aleatoriamente. As 8 folds utilizadas no conjunto de dados original “são as mesmas” utilizadas com o conjunto de dados permutado (com a exceção das amostras permutadas) – os índices <text:s/>das amostras (número da coluna na planilha de amostras) de cada fold são os mesmos, por exemplo: fold1 -&gt;{1,2,8,10, 15}. Com as 10 repetições, teríamos 80 frequências para cada gene, aumentando a confiabilidade dos resultados. Em cada repetição, das 10, um novo conjunto de folds seria definido, e isso faz com que os conjuntos de treinamento sejam <text:s/>diferentes em cada repetição, o que traz contagens diferentes, pois as combinações geradas </text:span><text:soft-page-break/><text:span text:style-name="T15">também serão diferentes em cada repetição. Mais correto ainda seria se tivéssemos um conjunto de teste independente, com um bom número de amostras.</text:span></text:p>
      <text:p text:style-name="P17"><text:tab/><text:span text:style-name="T16">Outra possibilidade seria permutar os dados completos, ao contrário do que foi feito: permutado em cada volta do k-fold.</text:span></text:p>
      <text:p text:style-name="P17"/>
      <text:h text:style-name="Heading_20_1" text:outline-level="1"><text:span text:style-name="T16">Conjunto de dados</text:span></text:h>
      <text:p text:style-name="P2"><text:tab/>O conjunto completo foi utilizado, composto por 4 classes, com 10 ou 9 amostras em cada.</text:p>
      <text:p text:style-name="P2"><text:tab/>No processo de K-Fold, esse conjunto é dividido em 8 folds. Em cada iteração, 7 folds são transformadas em conjunto de treinamento <text:span text:style-name="T16">e 1 fold é separada para conjunto de teste</text:span>. <text:span text:style-name="T16">Vamos chamar cada volta do K-fold de volta </text:span><text:span text:style-name="T5">i</text:span> <text:span text:style-name="T16">ou de fold </text:span><text:span text:style-name="T5">i</text:span><text:span text:style-name="T9"> (cada volta possui o conjunto de teste </text:span><text:span text:style-name="T5">i</text:span><text:span text:style-name="T9">). </text:span>Cada conjunto de treinamento é submetido a um processo que vai combinar suas amostras removendo <text:span text:style-name="T2">E</text:span> amostras de cada classe. O valor de <text:span text:style-name="T2">E</text:span><text:span text:style-name="T8"> por padrão é igual a 1, ou seja, por padrão ele fará todas as combinações de amostras, removendo-se 4 amostras do conjunto de treinamento, com a restrição de que 1 amostras é tirada de cada classe. Dessa forma, se um conjunto de treinamento contém, suponha, 7 ou 8 amostras em cada classe (4), o número de possíveis combinações será (8-1)*(8-1)*(7-1)*(7-1) = 7*7*6*6= 49*36 = 1764.</text:span></text:p>
      <text:p text:style-name="P2"><text:span text:style-name="T8"/></text:p>
      <text:h text:style-name="P20" text:outline-level="1">Arquivos</text:h>
      <text:list xml:id="list1865125513049919425" text:style-name="L3">
        <text:list-item>
          <text:p text:style-name="P10"><text:span text:style-name="T19">genes_freq_at_random_fold_</text:span><text:span text:style-name="T20">i</text:span><text:span text:style-name="T19">.csv</text:span>: frequências dos genes no loop <text:span text:style-name="T2">i</text:span><text:span text:style-name="T8"> do K-fold no caso dos dados permutatos;</text:span></text:p>
        </text:list-item>
        <text:list-item>
          <text:p text:style-name="P10"><text:span text:style-name="T22">genes_freq_fold_ </text:span><text:span text:style-name="T20">i</text:span><text:span text:style-name="T22">.csv</text:span><text:span text:style-name="T8">: frequências dos genes no loop </text:span><text:span text:style-name="T2">i</text:span><text:span text:style-name="T8">, fold i, no caso de dados não permutados - há também os valores de expressão das proteínas;</text:span></text:p>
        </text:list-item>
        <text:list-item>
          <text:p text:style-name="P18"><text:span text:style-name="T21">genes_freq_all_folds.csv</text:span><text:span text:style-name="T10">: planilha com as frequências de cada gene nas diversas folds executadas, com dados originais e permutados, bem como p-valor do teste Wilcoxon, </text:span><text:span text:style-name="T6">p-value_orig_vs_random</text:span><text:span text:style-name="T10">, para verificar casualidade das frequências. Há </text:span><text:soft-page-break/><text:span text:style-name="T10">uma coluna </text:span><text:span text:style-name="T6">total_freq</text:span><text:span text:style-name="T10">, informando a soma das frequências das folds com dados originais, e uma coluna </text:span><text:span text:style-name="T6">complete_train_p_value</text:span><text:span text:style-name="T10"> que informa o p-valor do teste Kruskal-Walis realizado com a planilha completa dos dados (38 amostras e 4 classes). Não há p-valores das combinações criadas, nem média deles – há apenas a contagem das proteínas nas combinações, quando elas tiveram p&lt;0,05.</text:span></text:p>
          <text:p text:style-name="P18"><text:span text:style-name="T10"/></text:p>
        </text:list-item>
      </text:list>
      <text:h text:style-name="Heading_20_1" text:outline-level="1">Resultados</text:h>
      <text:list xml:id="list8884236410027540013" text:style-name="Outline">
        <text:list-item>
          <text:list>
            <text:list-item>
              <text:h text:style-name="P19" text:outline-level="2">Frequências nas combinações e relação com p-valor do conjunto completo</text:h>
            </text:list-item>
          </text:list>
        </text:list-item>
      </text:list>
      <text:p text:style-name="P11"><text:tab/>Visualmente analisando, sem exatidão, pode-se perceber que os genes mais frequentes nas divisões do conjunto de dados têm p-valor (conjunto de dados completo) &lt; 0,01, podendo indicar que este é um coeficiente de confiança melhor que 0,05. Isso fica mais claro quando analisamos as proteínas que o teste considera &lt;0,05 (conjunto completo) e percebemos que a frequência dessas proteínas próximas de 0,05 são <text:span text:style-name="T17">4</text:span> vezes inferiores às frequências das proteínas <text:span text:style-name="T17">próximas de 0, por exemplo freq_total=24 mil contra freq_total=6mil. <text:s/></text:span><text:span text:style-name="T7">Nota</text:span><text:span text:style-name="T17">: Aqui pode ser mais justo comparar utilizando média e desvio padrão.</text:span></text:p>
      <text:p text:style-name="P11"><text:tab/><text:span text:style-name="T17">Com p&lt;0,01, a distribuição das frequências de cada gene nas folds também se mostrou mais estável.</text:span></text:p>
      <text:p text:style-name="P12"><text:tab/><text:span text:style-name="T18">Os genes que apareceram com p &lt;0,05 em todas as combinações de amostras de todas as foldas foram: </text:span></text:p>
      <text:list xml:id="list4062631106966253882" text:style-name="L4">
        <text:list-item>
          <text:p text:style-name="P13"><text:span text:style-name="T18">P00330_ADH1 <text:s text:c="8"/></text:span></text:p>
        </text:list-item>
        <text:list-item>
          <text:p text:style-name="P15">P00489_PYGM <text:s text:c="8"/></text:p>
        </text:list-item>
        <text:list-item>
          <text:p text:style-name="P15">CON__P02769_ALB <text:s text:c="4"/></text:p>
        </text:list-item>
        <text:list-item>
          <text:p text:style-name="P15">P00924_ENO1 <text:s text:c="8"/></text:p>
        </text:list-item>
        <text:list-item>
          <text:p text:style-name="P15">Q8TD19_NEK9 <text:s text:c="8"/></text:p>
        </text:list-item>
        <text:list-item>
          <text:p text:style-name="P15"><text:soft-page-break/>P01036_CST4 <text:s text:c="8"/></text:p>
        </text:list-item>
        <text:list-item>
          <text:p text:style-name="P15">P09228_CST2 <text:s text:c="8"/></text:p>
        </text:list-item>
        <text:list-item>
          <text:p text:style-name="P15">P07339_CTSD <text:s text:c="5"/></text:p>
        </text:list-item>
      </text:list>
      <text:p text:style-name="P14">com p-valor geral &lt; 0,002 no conjunto completo, e p-valor &lt; 0,0007 para o teste Wilcoxon contra amostras permutadas .</text:p>
      <text:p text:style-name="P14"/>
      <text:list xml:id="list110103185037726" text:continue-list="list8884236410027540013" text:style-name="Outline">
        <text:list-item>
          <text:list>
            <text:list-item>
              <text:h text:style-name="Heading_20_2" text:outline-level="2">Comparação de possíveis rankings derivados da planilha</text:h>
            </text:list-item>
          </text:list>
        </text:list-item>
      </text:list>
      <text:p text:style-name="P14"><text:tab/>Aparentemente o ranking definido pelos p-valores do teste KW com os dados completos parece condizente com o ranking definido pelas frequências totais das proteínas, mesmo estes sendo calculados com o teste KW &lt; 0,05 em conjuntos com aproximadamente 8 amostras a menos que no conjunto completo. Além disso, o cálculo do p-valor via Wilcoxon para identificar quais genes possuem frequências mais diferentes das frequências encontradas em dados que não respeitam as classes (dados permutados), aparentemente também serve como método de ranqueamento, uma vez que ele também fica parecido com os demais rankings citados, ao menos quando se trata das primeiras proteín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353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pt" fo:country="BR"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line-height="150%" fo:text-align="justify" style:justify-single-word="true" fo:orphans="2" fo:widows="2" style:page-number="auto" fo:background-color="transparent" style:shadow="none" style:writing-mode="lr-tb">
        <style:tab-stops/>
        <style:drop-cap/>
        <style:background-image/>
      </style:paragraph-properties>
      <style:text-properties style:use-window-font-color="true" style:font-name="Liberation Sans" fo:font-family="'Liberation Sans'" style:font-style-name="Regular" style:font-family-generic="swiss" style:font-pitch="variable" fo:font-size="12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text-align="end" style:justify-single-word="false" fo:background-color="transparent" fo:padding="0.199cm" fo:border-left="none" fo:border-right="none" fo:border-top="none" fo:border-bottom="0.99pt solid #004586" style:shadow="none" fo:keep-with-next="always">
        <style:background-image/>
      </style:paragraph-properties>
      <style:text-properties fo:font-variant="small-caps" fo:color="#004586" style:font-name="Liberation Serif" fo:font-family="'Liberation Serif'" style:font-style-name="Regular" style:font-family-generic="roman" style:font-pitch="variable" fo:font-size="22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cm" fo:margin-bottom="0.212cm" style:contextual-spacing="false" style:page-number="auto"/>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Standard" style:next-style-name="Text_20_body" style:default-outline-level="1" style:list-style-name="" style:class="text">
      <style:paragraph-properties fo:margin-left="0cm" fo:margin-right="0cm" fo:margin-top="0.353cm" fo:margin-bottom="0cm" style:contextual-spacing="false" fo:text-indent="0cm" style:auto-text-indent="false" fo:background-color="transparent" fo:padding="0.199cm" fo:border-left="none" fo:border-right="none" fo:border-top="none" fo:border-bottom="0.2pt solid #0066cc" style:shadow="none">
        <style:drop-cap/>
        <style:background-image/>
      </style:paragraph-properties>
      <style:text-properties fo:font-variant="small-caps" style:use-window-font-color="true" style:font-name="Liberation Serif" fo:font-family="'Liberation Serif'" style:font-style-name="Regular" style:font-family-generic="roman" style:font-pitch="variable" fo:font-size="18pt" fo:letter-spacing="normal" fo:font-style="normal" fo:font-weight="normal"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1.52cm" fo:margin-right="0cm" fo:margin-top="0.353cm" fo:margin-bottom="0cm" style:contextual-spacing="false" fo:text-indent="-0.76cm" style:auto-text-indent="false" fo:background-color="transparent" fo:padding="0cm" fo:border="none" style:shadow="none">
        <style:tab-stops/>
        <style:background-image/>
      </style:paragraph-properties>
      <style:text-properties fo:font-variant="small-caps" style:font-name="Liberation Serif1" fo:font-family="'Liberation Serif'" style:font-style-name="Standard" style:font-family-generic="roman" style:font-pitch="variable" fo:font-size="15pt" fo:letter-spacing="0.026cm" fo:font-style="normal" style:font-size-asian="11pt" style:font-size-complex="11pt"/>
    </style:style>
    <style:style style:name="Heading_20_3" style:display-name="Heading 3" style:family="paragraph" style:parent-style-name="Standard" style:next-style-name="Text_20_body" style:default-outline-level="3" style:list-style-name="Outline" style:class="text">
      <style:paragraph-properties fo:margin-left="1.52cm" fo:margin-right="0cm" fo:margin-top="0.529cm" fo:margin-bottom="0cm" style:contextual-spacing="false" fo:text-indent="-0.76cm" style:auto-text-indent="false" fo:background-color="transparent" fo:padding="0cm" fo:border="none" style:shadow="none">
        <style:tab-stops/>
        <style:background-image/>
      </style:paragraph-properties>
      <style:text-properties fo:font-variant="small-caps" style:use-window-font-color="true" style:font-name="Liberation Serif1" fo:font-family="'Liberation Serif'" style:font-style-name="Standard" style:font-family-generic="roman" style:font-pitch="variable" fo:font-size="14pt" fo:letter-spacing="0.028cm" fo:font-style="italic" fo:font-weight="normal" style:font-size-asian="11pt"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529cm" fo:margin-bottom="0cm" style:contextual-spacing="false" fo:padding-left="0.071cm" fo:padding-right="0cm" fo:padding-top="0.071cm" fo:padding-bottom="0cm" fo:border-left="0.74pt dotted #4f81bd" fo:border-right="none" fo:border-top="0.74pt dotted #4f81bd" fo:border-bottom="none"/>
      <style:text-properties fo:text-transform="uppercase" fo:color="#365f91" fo:font-size="11pt" fo:letter-spacing="0.018cm"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529cm" fo:margin-bottom="0cm" style:contextual-spacing="false" fo:padding-left="0cm" fo:padding-right="0cm" fo:padding-top="0cm" fo:padding-bottom="0.035cm" fo:border-left="none" fo:border-right="none" fo:border-top="none" fo:border-bottom="0.74pt solid #4f81bd"/>
      <style:text-properties fo:text-transform="uppercase" fo:color="#365f91" fo:font-size="11pt" fo:letter-spacing="0.018cm"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529cm" fo:margin-bottom="0cm" style:contextual-spacing="false" fo:padding-left="0cm" fo:padding-right="0cm" fo:padding-top="0cm" fo:padding-bottom="0.035cm" fo:border-left="none" fo:border-right="none" fo:border-top="none" fo:border-bottom="0.74pt dotted #4f81bd"/>
      <style:text-properties fo:text-transform="uppercase" fo:color="#365f91" fo:font-size="11pt" fo:letter-spacing="0.018cm" style:font-size-asian="11pt"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529cm" fo:margin-bottom="0cm" style:contextual-spacing="false"/>
      <style:text-properties fo:text-transform="uppercase" fo:color="#365f91" fo:font-size="11pt" fo:letter-spacing="0.018cm" style:font-size-asian="11pt" style:font-size-complex="11pt"/>
    </style:style>
    <style:style style:name="Heading_20_8" style:display-name="Heading 8" style:family="paragraph" style:parent-style-name="Standard" style:next-style-name="Text_20_body" style:default-outline-level="8" style:list-style-name="Outline" style:class="text">
      <style:paragraph-properties fo:margin-top="0.529cm" fo:margin-bottom="0cm" style: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529cm" fo:margin-bottom="0cm" style:contextual-spacing="false"/>
      <style:text-properties fo:text-transform="uppercase" fo:font-size="9pt" fo:letter-spacing="0.018cm" fo:font-style="italic" style:font-size-asian="9pt" style:font-style-asian="italic" style:font-size-complex="9pt"/>
    </style:style>
    <style:style style:name="Title" style:family="paragraph" style:parent-style-name="Standard" style:next-style-name="Subtitle" style:default-outline-level="" style:class="chapter">
      <style:paragraph-properties fo:margin-top="1.27cm" fo:margin-bottom="0.353cm" style:contextual-spacing="false" fo:text-align="center" style:justify-single-word="false"/>
      <style:text-properties fo:text-transform="uppercase" fo:color="#4f81bd"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style:contextual-spacing="false" fo:line-height="100%" fo:text-align="center" style:justify-single-word="false"/>
      <style:text-properties fo:text-transform="uppercase" fo:color="#595959" fo:font-size="12pt" fo:letter-spacing="0.018cm" fo:font-style="italic" style:font-size-asian="12pt" style:font-style-asian="italic" style:font-size-complex="12pt" style:font-style-complex="italic"/>
    </style:style>
    <style:style style:name="caption" style:family="paragraph" style:parent-style-name="Standard" style:default-outline-level="">
      <style:text-properties fo:color="#365f91" fo:font-size="8pt" fo:font-weight="bold" style:font-size-asian="8pt" style:font-weight-asian="bold" style:font-size-complex="8pt" style:font-weight-complex="bold"/>
    </style:style>
    <style:style style:name="No_20_Spacing" style:display-name="No Spacing" style:family="paragraph" style:parent-style-name="Standard" style:default-outline-level="">
      <style:paragraph-properties fo:margin-top="0cm" fo:margin-bottom="0cm" style:contextual-spacing="false" fo:line-height="10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2.286cm" fo:margin-right="2.032cm" fo:margin-top="0.353cm" fo:margin-bottom="0cm" style:contextual-spacing="false" fo:text-align="justify" style:justify-single-word="false" fo:text-indent="0cm" style:auto-text-indent="false" fo:padding-left="0.353cm" fo:padding-right="0cm" fo:padding-top="0.353cm" fo:padding-bottom="0cm"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Footnote" style:family="paragraph" style:parent-style-name="Standard" style:class="extra" style:master-page-name="">
      <style:paragraph-properties fo:margin-left="0.499cm" fo:margin-right="0cm" fo:line-height="100%" fo:text-indent="-0.499cm" style:auto-text-indent="false" style:page-number="auto" style:shadow="none" text:number-lines="false" text:line-number="0"/>
      <style:text-properties style:font-name="FreeSans" fo:font-family="FreeSans" style:font-style-name="obyčejné" style:font-family-generic="swiss" style:font-pitch="variable"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Quotations" style:family="paragraph" style:parent-style-name="Standard" style:class="html">
      <style:paragraph-properties fo:margin-left="1cm" fo:margin-right="1cm" fo:margin-top="0.353cm" fo:margin-bottom="0.499cm" style:contextual-spacing="fals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letter-spacing="0.026cm" fo:font-weight="bold" fo:background-color="#4f81bd" style:font-weight-asian="bold" style:font-weight-complex="bold"/>
    </style:style>
    <style:style style:name="Title_20_Char" style:display-name="Title Char" style:family="text" style:parent-style-name="Default_20_Paragraph_20_Font">
      <style:text-properties fo:text-transform="uppercase" fo:color="#4f81bd" fo:font-size="26pt" fo:letter-spacing="0.018cm" style:letter-kerning="true" style:font-size-asian="26pt" style:font-size-complex="26pt"/>
    </style:style>
    <style:style style:name="Heading_20_2_20_Char" style:display-name="Heading 2 Char" style:family="text" style:parent-style-name="Default_20_Paragraph_20_Font">
      <style:text-properties fo:text-transform="uppercase" fo:letter-spacing="0.026cm" fo:background-color="#dbe5f1"/>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text-transform="uppercase" fo:color="#243f60" fo:letter-spacing="0.026cm"/>
    </style:style>
    <style:style style:name="Heading_20_4_20_Char" style:display-name="Heading 4 Char" style:family="text" style:parent-style-name="Default_20_Paragraph_20_Font">
      <style:text-properties fo:text-transform="uppercase" fo:color="#365f91" fo:letter-spacing="0.018cm"/>
    </style:style>
    <style:style style:name="Heading_20_5_20_Char" style:display-name="Heading 5 Char" style:family="text" style:parent-style-name="Default_20_Paragraph_20_Font">
      <style:text-properties fo:text-transform="uppercase" fo:color="#365f91" fo:letter-spacing="0.018cm"/>
    </style:style>
    <style:style style:name="Heading_20_6_20_Char" style:display-name="Heading 6 Char" style:family="text" style:parent-style-name="Default_20_Paragraph_20_Font">
      <style:text-properties fo:text-transform="uppercase" fo:color="#365f91" fo:letter-spacing="0.018cm"/>
    </style:style>
    <style:style style:name="Heading_20_7_20_Char" style:display-name="Heading 7 Char" style:family="text" style:parent-style-name="Default_20_Paragraph_20_Font">
      <style:text-properties fo:text-transform="uppercase" fo:color="#365f91"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style>
    <style:style style:name="Subtitle_20_Char" style:display-name="Subtitle Char" style:family="text" style:parent-style-name="Default_20_Paragraph_20_Font">
      <style:text-properties fo:text-transform="uppercase" fo:color="#595959"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variant="normal" fo:text-transform="none" style:use-window-font-color="true" style:font-name="Liberation Sans1" fo:font-family="'Liberation Sans'" style:font-style-name="Bold" style:font-family-generic="swiss" style:font-pitch="variable" fo:letter-spacing="0.011cm" fo:font-style="normal" fo:font-weight="bold" style:font-style-asian="italic" style:font-style-complex="italic"/>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18cm" fo:font-weight="bold" style:font-weight-asian="bold"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consecutive-numbering="true">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style>
    <style:style style:name="MP2" style:family="paragraph" style:parent-style-name="Footer">
      <style:text-properties fo:language="pt" fo:country="BR" officeooo:paragraph-rsid="001e5f13"/>
    </style:style>
    <style:page-layout style:name="Mpm1">
      <style:page-layout-properties fo:page-width="21.001cm" fo:page-height="29.7cm" style:num-format="1" style:print-orientation="portrait" fo:margin-top="2.54cm" fo:margin-bottom="2cm" fo:margin-left="1.589cm" fo:margin-right="1.58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2</meta:editing-cycles>
    <meta:creation-date>2016-03-10T09:16:12.519043912</meta:creation-date>
    <meta:editing-duration>PT1H31M8S</meta:editing-duration>
    <meta:generator>LibreOffice/4.2.8.2$Linux_X86_64 LibreOffice_project/420m0$Build-2</meta:generator>
    <dc:title>Modern Style</dc:title>
    <dc:date>2016-03-10T11:01:01.234352960</dc:date>
    <meta:document-statistic meta:table-count="0" meta:image-count="0" meta:object-count="0" meta:page-count="5" meta:paragraph-count="41" meta:word-count="1214" meta:character-count="7608" meta:non-whitespace-character-count="633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